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600" draw:fill-color="#dddddd" draw:textarea-horizontal-align="justify" draw:textarea-vertical-align="middle" draw:auto-grow-height="false" fo:min-height="19.35cm" fo:min-width="32.52cm"/>
    </style:style>
    <style:style style:name="gr2" style:family="graphic" style:parent-style-name="standard">
      <style:graphic-properties svg:stroke-color="#000000" draw:fill-color="#ff6600" draw:opacity="50%" draw:textarea-horizontal-align="justify" draw:textarea-vertical-align="middle" draw:auto-grow-height="false" fo:min-height="2.15cm" fo:min-width="14.4cm" draw:shadow-opacity="50%"/>
    </style:style>
    <style:style style:name="gr3" style:family="graphic" style:parent-style-name="standard">
      <style:graphic-properties svg:stroke-color="#000000" draw:fill-color="#ff6600" draw:opacity="50%" draw:textarea-horizontal-align="justify" draw:textarea-vertical-align="middle" draw:auto-grow-height="false" fo:min-height="5.75cm" fo:min-width="32.2cm" draw:shadow-opacity="50%"/>
    </style:style>
    <style:style style:name="gr4" style:family="graphic" style:parent-style-name="standard">
      <style:graphic-properties draw:textarea-horizontal-align="justify" draw:textarea-vertical-align="middle" draw:auto-grow-height="false" fo:min-height="9.91cm" fo:min-width="9.66cm"/>
    </style:style>
    <style:style style:name="gr5" style:family="graphic" style:parent-style-name="standard">
      <style:graphic-properties svg:stroke-color="#000000" draw:fill-color="#ff6600" draw:opacity="50%" draw:textarea-horizontal-align="justify" draw:textarea-vertical-align="middle" draw:auto-grow-height="false" fo:min-height="1.45cm" fo:min-width="3.9cm" draw:shadow-opacity="50%"/>
    </style:style>
    <style:style style:name="gr6" style:family="graphic" style:parent-style-name="standard">
      <style:graphic-properties svg:stroke-color="#000000" draw:fill-color="#ff33ff" draw:opacity="50%" draw:textarea-horizontal-align="justify" draw:textarea-vertical-align="middle" draw:auto-grow-height="false" fo:min-height="1.95cm" fo:min-width="7.5cm" draw:shadow-opacity="50%"/>
    </style:style>
    <style:style style:name="gr7" style:family="graphic" style:parent-style-name="standard">
      <style:graphic-properties svg:stroke-color="#000000" draw:fill-color="#ff33ff" draw:opacity="50%" draw:textarea-horizontal-align="justify" draw:textarea-vertical-align="middle" draw:auto-grow-height="false" fo:min-height="12.65cm" fo:min-width="12.3cm" draw:shadow-opacity="50%"/>
    </style:style>
    <style:style style:name="gr8" style:family="graphic" style:parent-style-name="standard">
      <style:graphic-properties draw:textarea-horizontal-align="justify" draw:textarea-vertical-align="middle" draw:auto-grow-height="false" fo:min-height="3.95cm" fo:min-width="1.7cm"/>
    </style:style>
    <style:style style:name="gr9" style:family="graphic" style:parent-style-name="standard">
      <style:graphic-properties draw:textarea-horizontal-align="justify" draw:textarea-vertical-align="middle" draw:auto-grow-height="false" fo:min-height="10.15cm" fo:min-width="8.7cm"/>
    </style:style>
    <style:style style:name="gr10" style:family="graphic" style:parent-style-name="standard">
      <style:graphic-properties svg:stroke-color="#000000" draw:fill-color="#dddddd" draw:opacity="50%" draw:textarea-horizontal-align="justify" draw:textarea-vertical-align="middle" draw:auto-grow-height="false" fo:min-height="16.15cm" fo:min-width="30.05cm" draw:shadow-opacity="50%"/>
    </style:style>
    <style:style style:name="gr11" style:family="graphic" style:parent-style-name="standard">
      <style:graphic-properties svg:stroke-color="#ff6600" draw:fill-color="#dddddd" draw:opacity="50%" draw:textarea-horizontal-align="justify" draw:textarea-vertical-align="middle" draw:auto-grow-height="false" fo:min-height="1.35cm" fo:min-width="32.52cm" draw:shadow-opacity="50%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ff6600" draw:opacity="50%"/>
      <style:paragraph-properties fo:text-align="center"/>
    </style:style>
    <style:style style:name="P4" style:family="paragraph">
      <loext:graphic-properties draw:fill-color="#ff33ff" draw:opacity="50%"/>
      <style:paragraph-properties fo:text-align="center"/>
    </style:style>
    <style:style style:name="P5" style:family="paragraph">
      <loext:graphic-properties draw:fill-color="#dddddd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3.02cm" svg:height="19.6cm" svg:x="5cm" svg:y="4.9cm">
          <text:p text:style-name="P1">CAS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9cm" svg:height="2.4cm" svg:x="10cm" svg:y="11.2cm">
          <text:p text:style-name="P1">DC-DC</text:p>
          <text:p text:style-name="P1">CTRL.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2.7cm" svg:height="6cm" svg:x="5.16cm" svg:y="5cm">
          <text:p text:style-name="P1">Battery Modu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16cm" svg:height="10.16cm" svg:x="14.7cm" svg:y="13.9cm">
          <text:p text:style-name="P1">NUC Mainboard</text:p>
          <text:p text:style-name="P1">28,8mm hoch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4cm" svg:height="1.7cm" svg:x="5.2cm" svg:y="12cm">
          <text:p text:style-name="P1">Thinkpad DC-In</text:p>
          <text:p text:style-name="P1">Jack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8cm" svg:height="2.2cm" draw:transform="rotate (1.5707963267949) translate (22.5cm 22.3cm)">
          <text:p text:style-name="P1">SSD</text:p>
          <text:p text:style-name="P1">m.2</text:p>
          <text:p text:style-name="P1">2280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2.8cm" svg:height="12.9cm" svg:x="25.2cm" svg:y="11.3cm">
          <text:p text:style-name="P1">Slimline Drive Bay</text:p>
          <text:p text:style-name="P1">Max. 13mm</text:p>
          <text:p text:style-name="P1"/>
          <text:p text:style-name="P1">Default: 2,5“ Hot Swap Drive Bay</text:p>
          <text:p text:style-name="P1">Max. 9,5mm 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2cm" svg:height="4.2cm" svg:x="20cm" svg:y="19.8cm">
          <text:p text:style-name="P1">WiFi</text:p>
          <text:p text:style-name="P1"/>
          <text:p text:style-name="P1">Intel</text:p>
          <text:p text:style-name="P1">8265ac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.2cm" svg:height="10.4cm" svg:x="5.1cm" svg:y="13.9cm">
          <text:p text:style-name="P1">I/O &amp; MISC</text:p>
          <text:p text:style-name="P1"/>
          <text:p text:style-name="P1">LTE/4G/3G</text:p>
          <text:p text:style-name="P1">Serial</text:p>
          <text:p text:style-name="P1">SDR</text:p>
          <text:p text:style-name="P1">GPS/GLONASS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0.55cm" svg:height="16.4cm" svg:x="6.235cm" svg:y="7.2cm">
          <text:p text:style-name="P1">ThinkPad Compact Keyboard USB</text:p>
          <text:p text:style-name="P1">13,5mm hoch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3.02cm" svg:height="1.6cm" svg:x="5cm" svg:y="5.2cm">
          <text:p text:style-name="P1">Display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9:45:30.047737159</meta:creation-date>
    <dc:date>2018-05-28T14:36:58.370429268</dc:date>
    <meta:editing-duration>PT1H23M50S</meta:editing-duration>
    <meta:editing-cycles>6</meta:editing-cycles>
    <meta:generator>LibreOffice/5.1.6.2$Linux_X86_64 LibreOffice_project/10m0$Build-2</meta:generator>
    <meta:document-statistic meta:object-count="11"/>
  </office:meta>
</office:document-meta>
</file>